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rzyjdź </text:span><text:span text:style-name="T1">Królestwo Twoje</text:span><text:span text:style-name="T1"><text:line-break/></text:span><text:span text:style-name="T1">Twoja Miłość o Panie</text:span><text:span text:style-name="T1"><text:line-break/></text:span><text:span text:style-name="T1">jest większa </text:span><text:span text:style-name="T1">Niż całe zł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m </text:span><text:span text:style-name="T1">Twoim dzieckiem,</text:span><text:span text:style-name="T1"><text:line-break/></text:span><text:span text:style-name="T1">Twoim synem</text:span><text:span text:style-name="T1"><text:line-break/></text:span><text:span text:style-name="T1">Tyś mnie dziś zrodził</text:span><text:span text:style-name="T1"><text:line-break/></text:span><text:span text:style-name="T1">Ty wyzwoliłeś mnie Jezu</text:span><text:span text:style-name="T1"><text:line-break/></text:span><text:span text:style-name="T1">Otworzyłeś mi bramy</text:span><text:span text:style-name="T1"><text:line-break/></text:span><text:span text:style-name="T1">Twojego Królestw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25:23</meta:creation-date>
    <dc:creator>Rafał Talacha</dc:creator>
    <dc:date>2009-01-27T15:54:56</dc:date>
    <dc:language>pl-PL</dc:language>
    <meta:editing-cycles>5</meta:editing-cycles>
    <meta:editing-duration>PT1M3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